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0.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2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7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85cm" fo:min-width="56.9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7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6.9cm"/>
    </style:style>
    <style:style style:name="gr38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6.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6cm" svg:x="46.196cm" svg:y="4.672cm">
          <draw:text-box>
            <text:p><text:span text:style-name="T1"><text:file-name text:display="name">005-005-XPVAControl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796cm" svg:y1="67.723cm" svg:x2="21.697cm" svg:y2="67.471cm" draw:start-shape="id1" draw:start-glue-point="1" draw:end-shape="id2" draw:end-glue-point="6" svg:d="M18796 67723l2901-252" svg:viewBox="0 0 2902 253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.096cm" svg:y="71.274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5.196cm" svg:y="71.27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4">QMReset</text:span></text:p>
        </draw:connector>
        <draw:connector draw:style-name="gr12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4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296cm" svg:y="70.872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396cm" svg:y="70.87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2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4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4">Reset</text:span></text:p>
        </draw:connector>
        <draw:connector draw:style-name="gr14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596cm" svg:y="66.97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696cm" svg:y="66.97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5" draw:text-style-name="P10" draw:layer="layout" svg:width="0.8cm" svg:height="0.3cm" svg:x="15.496cm" svg:y="66.9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6.972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5.496cm" svg:y="67.2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7.272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5.496cm" svg:y="67.5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17.696cm" svg:y="67.8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8cm" svg:height="0.3cm" svg:x="15.496cm" svg:y="67.874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0.4cm" svg:height="0.3cm" svg:x="17.296cm" svg:y="67.87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17.696cm" svg:y="68.1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5.496cm" svg:y="68.174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6.596cm" svg:y="68.174cm">
                <text:p text:style-name="P9"><text:span text:style-name="T4">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5" draw:text-style-name="P10" draw:layer="layout" svg:width="0.8cm" svg:height="0.3cm" svg:x="19.596cm" svg:y="71.97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1.97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9.596cm" svg:y="72.27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2.27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9.596cm" svg:y="72.57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1.796cm" svg:y="72.87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19.596cm" svg:y="72.87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20.696cm" svg:y="72.872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5" draw:text-style-name="P10" draw:layer="layout" svg:width="0.8cm" svg:height="0.3cm" svg:x="45.996cm" svg:y="72.4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47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5.996cm" svg:y="72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77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996cm" svg:y="73.0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8.196cm" svg:y="73.6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672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7.096cm" svg:y="73.67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372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47.096cm" svg:y="73.372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5" draw:text-style-name="P10" draw:layer="layout" svg:width="0.8cm" svg:height="0.3cm" svg:x="49.796cm" svg:y="67.7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7.77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9.796cm" svg:y="68.0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8.07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9.796cm" svg:y="68.3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51.996cm" svg:y="68.9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972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0.896cm" svg:y="68.97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672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50.896cm" svg:y="68.672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37.896cm" svg:y="58.3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5.696cm" svg:y="58.37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6.796cm" svg:y="58.372cm">
                <text:p text:style-name="P9"><text:span text:style-name="T4">-2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2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5.696cm" svg:y="71.27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.796cm" svg:y="71.274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1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4">QMLevel</text:span></text:p>
        </draw:connector>
        <draw:connector draw:style-name="gr12" draw:text-style-name="P7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2.172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3.697cm" svg:y="71.8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1.872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4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cm" svg:y="43.933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8cm" svg:y="43.933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2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1cm" svg:y="45.6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2cm" svg:y="45.63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2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1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7">Transfer</text:span></text:p>
        </draw:connector>
        <draw:g xml:id="id22" draw:id="id22">
          <draw:g>
            <draw:custom-shape draw:style-name="gr7" draw:text-style-name="P10" draw:layer="ConfigLayout" svg:width="0.8cm" svg:height="0.3cm" svg:x="8.3cm" svg:y="46.4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1cm" svg:y="46.42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3cm" svg:y="46.7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1cm" svg:y="46.7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3cm" svg:y="47.0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5cm" svg:y="47.3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3cm" svg:y="47.3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4cm" svg:y="47.331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5" draw:id="id25">
          <draw:g>
            <draw:custom-shape draw:style-name="gr7" draw:text-style-name="P10" draw:layer="ConfigLayout" svg:width="0.8cm" svg:height="0.3cm" svg:x="6.696cm" svg:y="50.27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6.696cm" svg:y="51.17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96cm" svg:y="51.172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6cm" svg:y1="47.03cm" svg:x2="12.574cm" svg:y2="47.305cm" draw:start-shape="id22" draw:end-shape="id23" draw:end-glue-point="5" svg:d="M11600 47030l974 275" svg:viewBox="0 0 975 276">
          <text:p/>
        </draw:connector>
        <draw:connector draw:style-name="gr12" draw:text-style-name="P7" draw:layer="ConfigLayout" draw:type="line" svg:x1="21.697cm" svg:y1="67.471cm" svg:x2="12.751cm" svg:y2="47.732cm" draw:start-shape="id2" draw:start-glue-point="6" draw:end-shape="id23" draw:end-glue-point="8" svg:d="M21697 67471l-8946-19739" svg:viewBox="0 0 8947 19740">
          <text:p/>
        </draw:connector>
        <draw:custom-shape draw:style-name="gr5" draw:text-style-name="P6" xml:id="id24" draw:id="id24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1.697cm" svg:y1="67.471cm" svg:x2="11.727cm" svg:y2="51.758cm" draw:start-shape="id2" draw:start-glue-point="6" draw:end-shape="id24" draw:end-glue-point="9" svg:d="M21697 67471l-9970-15713" svg:viewBox="0 0 9971 15714">
          <text:p/>
        </draw:connector>
        <draw:connector draw:style-name="gr11" draw:text-style-name="P7" draw:layer="ConfigLayout" draw:type="line" svg:x1="12.751cm" svg:y1="47.232cm" svg:x2="13.273cm" svg:y2="45.858cm" draw:start-shape="id23" draw:end-shape="id21" draw:end-glue-point="7" svg:d="M12751 47232l522-1374" svg:viewBox="0 0 523 1375">
          <text:p text:style-name="P9"><text:span text:style-name="T7">Transfer</text:span></text:p>
        </draw:connector>
        <draw:connector draw:style-name="gr12" draw:text-style-name="P7" draw:layer="ConfigLayout" draw:type="line" svg:x1="9.996cm" svg:y1="50.871cm" svg:x2="11.3cm" svg:y2="51.581cm" draw:start-shape="id25" draw:start-glue-point="1" draw:end-shape="id24" draw:end-glue-point="6" svg:d="M9996 50871l1304 710" svg:viewBox="0 0 1305 711">
          <text:p/>
        </draw:connector>
        <draw:connector draw:style-name="gr11" draw:text-style-name="P7" draw:layer="ConfigLayout" draw:type="line" svg:x1="11.951cm" svg:y1="49.232cm" svg:x2="12.574cm" svg:y2="47.659cm" draw:start-shape="id26" draw:start-glue-point="4" draw:end-shape="id23" draw:end-glue-point="7" svg:d="M11951 49232l623-1573" svg:viewBox="0 0 624 1574">
          <text:p text:style-name="P9"><text:span text:style-name="T7">Transfer</text:span></text:p>
        </draw:connector>
        <draw:connector draw:style-name="gr11" draw:text-style-name="P7" draw:layer="ConfigLayout" draw:type="line" svg:x1="11.55cm" svg:y1="51.331cm" svg:x2="11.774cm" svg:y2="49.659cm" draw:start-shape="id24" draw:start-glue-point="4" draw:end-shape="id26" draw:end-glue-point="7" svg:d="M11550 51331l224-1672" svg:viewBox="0 0 225 1673">
          <text:p text:style-name="P9"><text:span text:style-name="T7">Transfer</text:span></text:p>
        </draw:connector>
        <draw:connector draw:style-name="gr14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4">Reset</text:span></text:p>
        </draw:connector>
        <draw:connector draw:style-name="gr14" draw:text-style-name="P10" draw:layer="ConfigLayout" draw:type="curve" svg:x1="23.447cm" svg:y1="69.373cm" svg:x2="26.45cm" svg:y2="44.3cm" draw:start-shape="id5" draw:start-glue-point="4" draw:end-shape="id27" draw:end-glue-point="8" svg:d="M23447 69373c0-18804 3003-6268 3003-25073" svg:viewBox="0 0 3004 25074">
          <text:p text:style-name="P9"><text:span text:style-name="T4">Reset</text:span></text:p>
        </draw:connector>
        <draw:g xml:id="id28" draw:id="id28">
          <draw:g>
            <draw:custom-shape draw:style-name="gr15" draw:text-style-name="P10" draw:layer="ConfigLayout" svg:width="0.8cm" svg:height="0.3cm" svg:x="27.9cm" svg:y="46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8.7cm" svg:y="46.031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7.9cm" svg:y="46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8.7cm" svg:y="46.331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7.9cm" svg:y="46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30.1cm" svg:y="46.93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7.9cm" svg:y="46.933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9cm" svg:y="46.93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29" draw:id="id29" draw:layer="ConfigLayout" svg:width="0.5cm" svg:height="0.5cm" svg:x="28cm" svg:y="4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5cm" svg:y1="46.031cm" svg:x2="28.427cm" svg:y2="45.227cm" draw:start-shape="id28" draw:start-glue-point="0" draw:end-shape="id29" draw:end-glue-point="9" svg:d="M29550 46031l-1123-804" svg:viewBox="0 0 1124 805">
          <text:p/>
        </draw:connector>
        <draw:connector draw:style-name="gr11" draw:text-style-name="P7" draw:layer="ConfigLayout" draw:type="line" svg:x1="26.627cm" svg:y1="44.227cm" svg:x2="28.073cm" svg:y2="44.873cm" draw:start-shape="id27" draw:start-glue-point="9" draw:end-shape="id29" draw:end-glue-point="5" svg:d="M26627 44227l1446 646" svg:viewBox="0 0 1447 647">
          <text:p text:style-name="P9"><text:span text:style-name="T7">Transfer</text:span></text:p>
        </draw:connector>
        <draw:connector draw:style-name="gr12" draw:text-style-name="P7" draw:layer="ConfigLayout" draw:type="line" svg:x1="12.201cm" svg:y1="49.482cm" svg:x2="28.073cm" svg:y2="45.227cm" draw:start-shape="id26" draw:start-glue-point="10" draw:end-shape="id29" draw:end-glue-point="7" svg:d="M12201 49482l15872-4255" svg:viewBox="0 0 15873 4256">
          <text:p/>
        </draw:connector>
        <draw:connector draw:style-name="gr12" draw:text-style-name="P7" draw:layer="ConfigLayout" draw:type="line" svg:x1="13.001cm" svg:y1="47.482cm" svg:x2="28cm" svg:y2="45.05cm" draw:start-shape="id23" draw:start-glue-point="10" draw:end-shape="id29" draw:end-glue-point="6" svg:d="M13001 47482l14999-2432" svg:viewBox="0 0 15000 2433">
          <text:p/>
        </draw:connector>
        <draw:g xml:id="id30" draw:id="id30">
          <draw:g>
            <draw:custom-shape draw:style-name="gr15" draw:text-style-name="P10" draw:layer="ConfigLayout" svg:width="0.8cm" svg:height="0.3cm" svg:x="22.1cm" svg:y="35.3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2.9cm" svg:y="35.33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2.1cm" svg:y="35.6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2.9cm" svg:y="35.63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2.1cm" svg:y="35.9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24.3cm" svg:y="3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6.533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6.5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6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6.233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6.2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6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6.833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6.8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7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7.133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7.133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7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7.433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7.433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7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7.733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7.733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1cm" svg:y1="36.682cm" svg:x2="19.399cm" svg:y2="36.132cm" draw:start-shape="id30" draw:start-glue-point="3" draw:end-shape="id19" draw:end-glue-point="5" svg:d="M22100 36682l-2701-550" svg:viewBox="0 0 2702 551">
          <text:p/>
        </draw:connector>
        <draw:connector draw:style-name="gr14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4">Fidelity:4</text:span></text:p>
        </draw:connector>
        <draw:connector draw:style-name="gr14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4">SimulatedTime</text:span></text:p>
        </draw:connector>
        <draw:connector draw:style-name="gr14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4">FidelityScore:0</text:span></text:p>
        </draw:connector>
        <draw:connector draw:style-name="gr14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4">TimeScore:0</text:span></text:p>
        </draw:connector>
        <draw:connector draw:style-name="gr14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4">Score:0</text:span></text:p>
        </draw:connector>
        <draw:g xml:id="id31" draw:id="id31">
          <draw:g>
            <draw:custom-shape draw:style-name="gr15" draw:text-style-name="P10" draw:layer="ConfigLayout" svg:width="0.8cm" svg:height="0.3cm" svg:x="1.1cm" svg:y="33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031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.1cm" svg:y="33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331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.1cm" svg:y="33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0" draw:layer="ConfigLayout" svg:width="0.7cm" svg:height="0.3cm" svg:x="1.1cm" svg:y="34.233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6" draw:text-style-name="P13" draw:layer="ConfigLayout" svg:width="2.2cm" svg:height="0.3cm" svg:x="1.8cm" svg:y="34.233cm">
                <text:p text:style-name="P9"><text:span text:style-name="T7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3.3cm" svg:y="33.93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.1cm" svg:y="33.933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.2cm" svg:y="33.933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.4cm" svg:y1="33.782cm" svg:x2="4.7cm" svg:y2="35.581cm" draw:start-shape="id31" draw:start-glue-point="1" draw:end-shape="id32" draw:end-glue-point="6" svg:d="M4400 33782l300 1799" svg:viewBox="0 0 301 1800">
          <text:p/>
        </draw:connector>
        <draw:connector draw:style-name="gr11" draw:text-style-name="P10" draw:layer="ConfigLayout" draw:type="line" svg:x1="16.927cm" svg:y1="35.458cm" svg:x2="19.399cm" svg:y2="36.132cm" draw:start-shape="id33" draw:start-glue-point="9" draw:end-shape="id19" draw:end-glue-point="5" svg:d="M16927 35458l2472 674" svg:viewBox="0 0 2473 675">
          <text:p text:style-name="P9"><text:span text:style-name="T4">Transfer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Fidelity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Time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SimulatedTime:3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Fidelity:4</text:span></text:p>
        </draw:connector>
        <draw:connector draw:style-name="gr27" draw:text-style-name="P10" draw:layer="ConfigLayout" draw:type="curve" draw:line-skew="8.117cm" svg:x1="23.27cm" svg:y1="69.446cm" svg:x2="4.95cm" svg:y2="35.831cm" draw:start-shape="id5" draw:start-glue-point="5" draw:end-shape="id32" draw:end-glue-point="8" svg:d="M23270 69446c0-13089-18320 3718-18320-33615" svg:viewBox="0 0 18321 33616">
          <text:p text:style-name="P9"><text:span text:style-name="T4">Reset</text:span></text:p>
        </draw:connector>
        <draw:custom-shape draw:style-name="gr5" draw:text-style-name="P6" xml:id="id32" draw:id="id32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5" draw:text-style-name="P10" draw:layer="ConfigLayout" svg:width="0.8cm" svg:height="0.3cm" svg:x="4.6cm" svg:y="30.6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63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4.6cm" svg:y="30.9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93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4.6cm" svg:y="31.2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833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8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533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5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133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1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433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433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733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733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3.033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3.033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6.25cm" svg:y1="33.333cm" svg:x2="7.251cm" svg:y2="34.932cm" draw:start-shape="id34" draw:end-shape="id35" draw:end-glue-point="4" svg:d="M6250 33333l1001 1599" svg:viewBox="0 0 1002 1600">
          <text:p/>
        </draw:connector>
        <draw:connector draw:style-name="gr11" draw:text-style-name="P10" draw:layer="ConfigLayout" draw:type="line" svg:x1="5.2cm" svg:y1="35.581cm" svg:x2="7.001cm" svg:y2="35.182cm" draw:start-shape="id32" draw:start-glue-point="10" draw:end-shape="id35" draw:end-glue-point="6" svg:d="M5200 35581l1801-399" svg:viewBox="0 0 1802 400">
          <text:p text:style-name="P9"><text:span text:style-name="T4">Indexed</text:span></text:p>
        </draw:connector>
        <draw:g xml:id="id39" draw:id="id39">
          <draw:g>
            <draw:custom-shape draw:style-name="gr7" draw:text-style-name="P10" draw:layer="ConfigLayout" svg:width="0.8cm" svg:height="0.3cm" svg:x="8.5cm" svg:y="32.0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5cm" svg:y="32.9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6cm" svg:y="32.931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7.501cm" svg:y1="35.182cm" svg:x2="9.2cm" svg:y2="35.081cm" draw:start-shape="id35" draw:start-glue-point="10" draw:end-shape="id36" draw:end-glue-point="6" svg:d="M7501 35182l1699-101" svg:viewBox="0 0 1700 102">
          <text:p text:style-name="P9"><text:span text:style-name="T4">Transfer</text:span></text:p>
        </draw:connector>
        <draw:connector draw:style-name="gr11" draw:text-style-name="P10" draw:layer="ConfigLayout" draw:type="line" svg:x1="9.7cm" svg:y1="35.081cm" svg:x2="11.5cm" svg:y2="35.081cm" draw:start-shape="id36" draw:start-glue-point="10" draw:end-shape="id37" draw:end-glue-point="6" svg:d="M9700 35081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12cm" svg:y1="35.081cm" svg:x2="13.8cm" svg:y2="35.181cm" draw:start-shape="id37" draw:start-glue-point="10" draw:end-shape="id38" draw:end-glue-point="6" svg:d="M12000 35081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14.3cm" svg:y1="35.181cm" svg:x2="16.5cm" svg:y2="35.281cm" draw:start-shape="id38" draw:start-glue-point="10" draw:end-shape="id33" draw:end-glue-point="6" svg:d="M14300 35181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10.15cm" svg:y1="33.231cm" svg:x2="9.45cm" svg:y2="34.831cm" draw:start-shape="id39" draw:start-glue-point="2" draw:end-shape="id36" draw:end-glue-point="4" svg:d="M10150 33231l-700 1600" svg:viewBox="0 0 701 1601">
          <text:p/>
        </draw:connector>
        <draw:connector draw:style-name="gr12" draw:text-style-name="P7" draw:layer="ConfigLayout" draw:type="line" svg:x1="13.85cm" svg:y1="33.533cm" svg:x2="11.75cm" svg:y2="34.831cm" draw:start-shape="id40" draw:start-glue-point="2" draw:end-shape="id37" draw:end-glue-point="4" svg:d="M13850 33533l-2100 1298" svg:viewBox="0 0 2101 1299">
          <text:p/>
        </draw:connector>
        <draw:connector draw:style-name="gr12" draw:text-style-name="P7" draw:layer="ConfigLayout" draw:type="line" svg:x1="17.65cm" svg:y1="33.333cm" svg:x2="14.05cm" svg:y2="34.931cm" draw:start-shape="id41" draw:start-glue-point="2" draw:end-shape="id38" svg:d="M17650 33333l-3600 1598" svg:viewBox="0 0 3601 1599">
          <text:p/>
        </draw:connector>
        <draw:connector draw:style-name="gr12" draw:text-style-name="P7" draw:layer="ConfigLayout" draw:type="line" svg:x1="21.25cm" svg:y1="34.031cm" svg:x2="17cm" svg:y2="35.281cm" draw:start-shape="id42" draw:start-glue-point="2" draw:end-shape="id33" draw:end-glue-point="10" svg:d="M21250 34031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16cm" svg:y="32.13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cm" svg:y="33.033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7.1cm" svg:y="33.033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19.6cm" svg:y="32.8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33.7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33.731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5" draw:text-style-name="P10" draw:layer="ConfigLayout" svg:width="0.8cm" svg:height="0.3cm" svg:x="12.2cm" svg:y="32.3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331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2.2cm" svg:y="32.6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63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2.2cm" svg:y="32.9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14.4cm" svg:y="33.23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2.2cm" svg:y="33.233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3.3cm" svg:y="33.2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7" draw:layer="ConfigLayout" draw:type="line" svg:x1="21.697cm" svg:y1="67.471cm" svg:x2="9.45cm" svg:y2="35.331cm" draw:start-shape="id2" draw:start-glue-point="6" draw:end-shape="id36" draw:end-glue-point="8" svg:d="M21697 67471l-12247-32140" svg:viewBox="0 0 12248 32141">
          <text:p/>
        </draw:connector>
        <draw:connector draw:style-name="gr28" draw:text-style-name="P7" draw:layer="ConfigLayout" draw:type="line" svg:x1="21.697cm" svg:y1="67.471cm" svg:x2="14.05cm" svg:y2="35.431cm" draw:start-shape="id2" draw:start-glue-point="6" draw:end-shape="id38" draw:end-glue-point="8" svg:d="M21697 67471l-7647-32040" svg:viewBox="0 0 7648 32041">
          <text:p/>
        </draw:connector>
        <draw:connector draw:style-name="gr28" draw:text-style-name="P7" draw:layer="ConfigLayout" draw:type="line" svg:x1="21.697cm" svg:y1="67.471cm" svg:x2="16.75cm" svg:y2="35.531cm" draw:start-shape="id2" draw:start-glue-point="6" draw:end-shape="id33" draw:end-glue-point="8" svg:d="M21697 67471l-4947-31940" svg:viewBox="0 0 4948 31941">
          <text:p/>
        </draw:connector>
        <draw:custom-shape draw:style-name="gr5" draw:text-style-name="P6" xml:id="id35" draw:id="id35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curve" draw:line-skew="-13.203cm" svg:x1="17cm" svg:y1="35.281cm" svg:x2="45.194cm" svg:y2="67.47cm" draw:start-shape="id33" draw:start-glue-point="10" draw:end-shape="id7" draw:end-glue-point="4" svg:d="M17000 35281c23542 0 9446 32189 28194 32189" svg:viewBox="0 0 28195 32190">
          <text:p text:style-name="P9"><text:span text:style-name="T4">ResetValue</text:span></text:p>
        </draw:connector>
        <draw:connector draw:style-name="gr14" draw:text-style-name="P10" draw:layer="ConfigLayout" draw:type="curve" svg:x1="14.227cm" svg:y1="35.358cm" svg:x2="46.246cm" svg:y2="68.972cm" draw:start-shape="id38" draw:start-glue-point="9" draw:end-shape="id8" draw:end-glue-point="4" svg:d="M14227 35358c0 25266 32019 8459 32019 33614" svg:viewBox="0 0 32020 33615">
          <text:p text:style-name="P9"><text:span text:style-name="T4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413cm" svg:y="38.874cm">
            <draw:text-box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39.085cm" svg:y="36.172cm" svg:viewBox="0 0 9722 7480" draw:points="0,7480 9722,7480 4858,0">
            <text:p/>
          </draw:polygon>
          <draw:custom-shape draw:style-name="gr4" draw:text-style-name="P5" draw:layer="layout" svg:width="0.486cm" svg:height="0.5cm" svg:x="38.696cm" svg:y="43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71cm" svg:y="43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703cm" svg:y="35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34.313cm" svg:y="21.374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1.985cm" svg:y="18.672cm" svg:viewBox="0 0 9722 7480" draw:points="0,7480 9722,7480 4858,0">
            <text:p/>
          </draw:polygon>
          <draw:custom-shape draw:style-name="gr4" draw:text-style-name="P5" draw:layer="layout" svg:width="0.486cm" svg:height="0.5cm" svg:x="31.596cm" svg:y="25.9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1.61cm" svg:y="2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603cm" svg:y="18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7.974cm">
            <draw:text-box>
              <text:p text:style-name="P2"><text:span text:style-name="T2">LaserX</text:span></text:p>
              <text:p text:style-name="P2"><text:span text:style-name="T2">Position</text:span></text:p>
            </draw:text-box>
          </draw:frame>
          <draw:polygon draw:style-name="gr3" draw:text-style-name="P4" draw:layer="layout" svg:width="9.721cm" svg:height="7.479cm" svg:x="13.985cm" svg:y="5.2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2.5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2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4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14" draw:layer="layout" draw:type="curve" svg:x1="11.774cm" svg:y1="49.305cm" svg:x2="13.797cm" svg:y2="12.871cm" draw:start-shape="id26" draw:start-glue-point="5" draw:end-shape="id43" draw:end-glue-point="6" svg:d="M11774 49305c0-27228 2023-9011 2023-36434" svg:viewBox="0 0 2024 36435">
          <text:p text:style-name="P9"/>
        </draw:connector>
        <draw:connector draw:style-name="gr29" draw:text-style-name="P14" draw:layer="layout" draw:type="curve" draw:line-skew="-1.153cm" svg:x1="24.399cm" svg:y1="43.93cm" svg:x2="31.797cm" svg:y2="26.271cm" draw:start-shape="id19" draw:start-glue-point="4" draw:end-shape="id44" draw:end-glue-point="6" svg:d="M24399 43930c3820 0 122-17659 7398-17659" svg:viewBox="0 0 7399 17660">
          <text:p/>
        </draw:connector>
        <draw:connector draw:style-name="gr29" draw:text-style-name="P14" draw:layer="layout" draw:type="curve" svg:x1="26.7cm" svg:y1="44.05cm" svg:x2="38.897cm" svg:y2="43.771cm" draw:start-shape="id27" draw:start-glue-point="10" draw:end-shape="id45" draw:end-glue-point="6" svg:d="M26700 44050c8998 0 2900-279 12197-279" svg:viewBox="0 0 12198 280">
          <text:p/>
        </draw:connector>
        <draw:connector draw:style-name="gr14" draw:text-style-name="P10" draw:layer="ConfigLayout" draw:type="curve" draw:line-skew="1.659cm" svg:x1="9.273cm" svg:y1="34.904cm" svg:x2="18.894cm" svg:y2="5.072cm" draw:start-shape="id36" draw:start-glue-point="5" draw:end-shape="id43" draw:end-glue-point="5" svg:d="M9273 34904c0-43461 9621-28545 9621-29832" svg:viewBox="0 0 9622 31297">
          <text:p/>
        </draw:connector>
        <draw:custom-shape draw:style-name="gr30" draw:text-style-name="P16" draw:layer="ConfigLayout" svg:width="57.4cm" svg:height="28.1cm" svg:x="0.996cm" svg:y="0.972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5" draw:text-style-name="P10" draw:layer="ConfigLayout" svg:width="0.8cm" svg:height="0.3cm" svg:x="34.196cm" svg:y="41.5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34.996cm" svg:y="41.57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34.196cm" svg:y="41.8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36.396cm" svg:y="42.1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4.196cm" svg:y="42.17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5.296cm" svg:y="42.174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496cm" svg:y1="42.023cm" svg:x2="38.897cm" svg:y2="43.771cm" draw:start-shape="id46" draw:start-glue-point="1" draw:end-shape="id45" draw:end-glue-point="6" svg:d="M37496 42023l1401 1748" svg:viewBox="0 0 1402 1749">
          <text:p/>
        </draw:connector>
        <draw:connector draw:style-name="gr12" draw:text-style-name="P7" draw:layer="ConfigLayout" draw:type="line" svg:x1="42.696cm" svg:y1="34.921cm" svg:x2="43.994cm" svg:y2="35.972cm" draw:start-shape="id47" draw:start-glue-point="1" draw:end-shape="id45" draw:end-glue-point="5" svg:d="M42696 34921l1298 1051" svg:viewBox="0 0 1299 1052">
          <text:p/>
        </draw:connector>
        <draw:g xml:id="id47" draw:id="id47">
          <draw:g>
            <draw:custom-shape draw:style-name="gr15" draw:text-style-name="P10" draw:layer="ConfigLayout" svg:width="0.8cm" svg:height="0.3cm" svg:x="39.396cm" svg:y="34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40.196cm" svg:y="34.7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39.396cm" svg:y="34.77cm">
            <text:p/>
            <draw:enhanced-geometry svg:viewBox="0 0 21600 21600" draw:type="rectangle" draw:enhanced-path="M 0 0 L 21600 0 21600 21600 0 21600 0 0 Z N"/>
          </draw:custom-shape>
        </draw:g>
        <draw:g xml:id="id48" draw:id="id48">
          <draw:g>
            <draw:custom-shape draw:style-name="gr15" draw:text-style-name="P10" draw:layer="ConfigLayout" svg:width="0.8cm" svg:height="0.3cm" svg:x="51.096cm" svg:y="42.1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1.896cm" svg:y="42.17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1.096cm" svg:y="42.4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3.296cm" svg:y="43.0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10" draw:layer="ConfigLayout" svg:width="1.4cm" svg:height="0.3cm" svg:x="51.096cm" svg:y="43.074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2.496cm" svg:y="43.074cm">
                <text:p text:style-name="P9"><text:span text:style-name="T4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53.296cm" svg:y="42.7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10" draw:layer="ConfigLayout" svg:width="1.4cm" svg:height="0.3cm" svg:x="51.096cm" svg:y="42.77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2.496cm" svg:y="42.774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096cm" svg:y1="42.773cm" svg:x2="48.994cm" svg:y2="43.77cm" draw:start-shape="id48" draw:start-glue-point="3" draw:end-shape="id45" draw:end-glue-point="4" svg:d="M51096 42773l-2102 997" svg:viewBox="0 0 2103 998">
          <text:p/>
        </draw:connector>
        <draw:g xml:id="id49" draw:id="id49">
          <draw:g>
            <draw:custom-shape draw:style-name="gr15" draw:text-style-name="P10" draw:layer="ConfigLayout" svg:width="0.8cm" svg:height="0.3cm" svg:x="26.996cm" svg:y="24.5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7.796cm" svg:y="24.57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6.996cm" svg:y="24.8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29.196cm" svg:y="25.1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25.17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8.096cm" svg:y="25.17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0.296cm" svg:y1="25.021cm" svg:x2="31.797cm" svg:y2="26.271cm" draw:start-shape="id49" draw:start-glue-point="1" draw:end-shape="id44" draw:end-glue-point="6" svg:d="M30296 25021l1501 1250" svg:viewBox="0 0 1502 1251">
          <text:p/>
        </draw:connector>
        <draw:g xml:id="id50" draw:id="id50">
          <draw:g>
            <draw:custom-shape draw:style-name="gr15" draw:text-style-name="P10" draw:layer="ConfigLayout" svg:width="0.8cm" svg:height="0.3cm" svg:x="31.796cm" svg:y="18.1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32.596cm" svg:y="18.1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31.796cm" svg:y="18.1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35.096cm" svg:y1="18.321cm" svg:x2="36.894cm" svg:y2="18.472cm" draw:start-shape="id50" draw:start-glue-point="1" draw:end-shape="id44" draw:end-glue-point="5" svg:d="M35096 18321l1798 151" svg:viewBox="0 0 1799 152">
          <text:p/>
        </draw:connector>
        <draw:g xml:id="id51" draw:id="id51">
          <draw:g>
            <draw:custom-shape draw:style-name="gr15" draw:text-style-name="P10" draw:layer="ConfigLayout" svg:width="0.8cm" svg:height="0.3cm" svg:x="43.496cm" svg:y="25.1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44.296cm" svg:y="25.172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43.496cm" svg:y="25.4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45.696cm" svg:y="25.7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3.496cm" svg:y="25.77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4.596cm" svg:y="25.77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496cm" svg:y1="25.623cm" svg:x2="41.894cm" svg:y2="26.27cm" draw:start-shape="id51" draw:start-glue-point="3" draw:end-shape="id44" draw:end-glue-point="4" svg:d="M43496 25623l-1602 647" svg:viewBox="0 0 1603 648">
          <text:p/>
        </draw:connector>
        <draw:g xml:id="id52" draw:id="id52">
          <draw:g>
            <draw:custom-shape draw:style-name="gr15" draw:text-style-name="P10" draw:layer="ConfigLayout" svg:width="0.8cm" svg:height="0.3cm" svg:x="25.896cm" svg:y="10.5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6.696cm" svg:y="10.57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5.896cm" svg:y="10.8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28.096cm" svg:y="11.4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1.47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1.472cm">
                <text:p text:style-name="P9"><text:span text:style-name="T4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1.1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1.17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1.172cm">
                <text:p text:style-name="P9"><text:span text:style-name="T4">2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1.7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ConfigLayout" svg:width="1.1cm" svg:height="0.3cm" svg:x="25.896cm" svg:y="11.772cm">
                <text:p text:style-name="P17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1.77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2.0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2.07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2.07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2.3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2.37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2.37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2.6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2.67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2.67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3" draw:text-style-name="P10" draw:layer="ConfigLayout" svg:width="3.3cm" svg:height="2.4cm" svg:x="25.896cm" svg:y="10.57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25.896cm" svg:y1="11.771cm" svg:x2="23.894cm" svg:y2="12.87cm" draw:start-shape="id52" draw:start-glue-point="3" draw:end-shape="id43" draw:end-glue-point="4" svg:d="M25896 11771l-2002 1099" svg:viewBox="0 0 2003 1100">
          <text:p/>
        </draw:connector>
        <draw:g xml:id="id53" draw:id="id53">
          <draw:g>
            <draw:custom-shape draw:style-name="gr15" draw:text-style-name="P10" draw:layer="ConfigLayout" svg:width="0.8cm" svg:height="0.3cm" svg:x="10.796cm" svg:y="11.2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1.596cm" svg:y="11.2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10.796cm" svg:y="11.2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2.446cm" svg:y1="11.572cm" svg:x2="13.797cm" svg:y2="12.871cm" draw:start-shape="id53" draw:start-glue-point="2" draw:end-shape="id43" draw:end-glue-point="6" svg:d="M12446 11572l1351 1299" svg:viewBox="0 0 1352 1300">
          <text:p/>
        </draw:connector>
        <draw:g xml:id="id54" draw:id="id54">
          <draw:g>
            <draw:custom-shape draw:style-name="gr15" draw:text-style-name="P10" draw:layer="ConfigLayout" svg:width="0.8cm" svg:height="0.3cm" svg:x="20.996cm" svg:y="4.6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1.796cm" svg:y="4.6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20.996cm" svg:y="4.6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20.996cm" svg:y1="4.821cm" svg:x2="18.894cm" svg:y2="5.072cm" draw:start-shape="id54" draw:start-glue-point="3" draw:end-shape="id43" draw:end-glue-point="5" svg:d="M20996 4821l-2102 251" svg:viewBox="0 0 2103 252">
          <text:p/>
        </draw:connector>
        <draw:connector draw:style-name="gr12" draw:text-style-name="P7" draw:layer="ConfigLayout" draw:type="line" svg:x1="12.446cm" svg:y1="11.572cm" svg:x2="13.797cm" svg:y2="12.871cm" svg:d="M12446 11572l1351 1299" svg:viewBox="0 0 1352 1300">
          <text:p/>
        </draw:connector>
        <draw:connector draw:style-name="gr12" draw:text-style-name="P7" draw:layer="ConfigLayout" draw:type="line" svg:x1="12.446cm" svg:y1="11.572cm" svg:x2="13.797cm" svg:y2="12.871cm" svg:d="M12446 11572l1351 1299" svg:viewBox="0 0 1352 1300">
          <text:p/>
        </draw:connector>
        <draw:g>
          <draw:g>
            <draw:custom-shape draw:style-name="gr34" draw:text-style-name="P10" draw:layer="ConfigLayout" svg:width="3.395cm" svg:height="0.3cm" svg:x="28.696cm" svg:y="71.874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10" draw:layer="ConfigLayout" svg:width="10.605cm" svg:height="0.3cm" svg:x="32.091cm" svg:y="71.872cm">
              <text:p text:style-name="P9"><text:span text:style-name="T4">Env,QMSensor,QMVariables,LaserXPosition,LaserXVelocity,LaserXAccel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6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6.9cm" svg:y="48.13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6.9cm" svg:y="49.033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8cm" svg:y="49.033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0.2cm" svg:y1="48.732cm" svg:x2="11.7cm" svg:y2="49.481cm" draw:start-shape="id55" draw:start-glue-point="1" svg:d="M10200 48732l1500 749" svg:viewBox="0 0 1501 750">
          <text:p/>
        </draw:connector>
        <draw:connector draw:style-name="gr12" draw:text-style-name="P7" draw:layer="layout" draw:type="line" svg:x1="21.697cm" svg:y1="67.471cm" svg:x2="12.128cm" svg:y2="49.659cm" draw:start-shape="id2" draw:start-glue-point="6" draw:end-shape="id26" draw:end-glue-point="9" svg:d="M21697 67471l-9569-17812" svg:viewBox="0 0 9570 17813">
          <text:p/>
        </draw:connector>
        <draw:connector draw:style-name="gr12" draw:text-style-name="P7" draw:layer="layout" draw:type="line" svg:x1="24.399cm" svg:y1="43.93cm" svg:x2="26.2cm" svg:y2="44.05cm" draw:start-shape="id19" draw:start-glue-point="4" draw:end-shape="id27" draw:end-glue-point="6" svg:d="M24399 43930l1801 120" svg:viewBox="0 0 1802 121">
          <text:p/>
        </draw:connector>
        <draw:custom-shape draw:style-name="gr5" draw:text-style-name="P6" xml:id="id27" draw:id="id27" draw:layer="layout" svg:width="0.5cm" svg:height="0.5cm" svg:x="26.2cm" svg:y="4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28.9cm" svg:y1="41.649cm" svg:x2="26.627cm" svg:y2="43.873cm" draw:start-shape="id56" draw:start-glue-point="3" draw:end-shape="id27" draw:end-glue-point="11" svg:d="M28900 41649l-2273 2224" svg:viewBox="0 0 2274 2225">
          <text:p/>
        </draw:connector>
        <draw:g xml:id="id56" draw:id="id56">
          <draw:g>
            <draw:custom-shape draw:style-name="gr15" draw:text-style-name="P10" draw:layer="layout" svg:width="0.8cm" svg:height="0.3cm" svg:x="28.9cm" svg:y="40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9.7cm" svg:y="40.598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8.9cm" svg:y="40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9.7cm" svg:y="40.898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8.9cm" svg:y="41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31.1cm" svg:y="41.8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1.8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1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31.1cm" svg:y="41.5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1.5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1.5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31.1cm" svg:y="42.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2.1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2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31.1cm" svg:y="42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2.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2.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5" draw:text-style-name="P10" draw:layer="layout" svg:width="0.8cm" svg:height="0.3cm" svg:x="22.6cm" svg:y="38.4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3.4cm" svg:y="38.431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2.6cm" svg:y="38.7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3.4cm" svg:y="38.731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2.6cm" svg:y="39.0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4.8cm" svg:y="39.63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9.633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39.63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8cm" svg:y="39.33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9.333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39.33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8cm" svg:y="39.93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9.933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39.933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8cm" svg:y="40.23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40.23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40.23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4.25cm" svg:y1="40.533cm" svg:x2="24.399cm" svg:y2="43.93cm" draw:start-shape="id57" draw:start-glue-point="2" draw:end-shape="id19" draw:end-glue-point="4" svg:d="M24250 40533l149 3397" svg:viewBox="0 0 150 3398">
          <text:p/>
        </draw:connector>
        <draw:connector draw:style-name="gr29" draw:text-style-name="P14" draw:layer="layout" draw:type="curve" svg:x1="48.994cm" svg:y1="43.77cm" svg:x2="46.423cm" svg:y2="69.045cm" draw:start-shape="id45" draw:start-glue-point="4" draw:end-shape="id8" draw:end-glue-point="11" svg:d="M48994 43770c0 19054-2571 6417-2571 25275" svg:viewBox="0 0 2572 25276">
          <text:p/>
        </draw:connector>
        <draw:custom-shape draw:style-name="gr37" draw:text-style-name="P16" draw:layer="ConfigLayout" svg:width="57.4cm" svg:height="20.3cm" svg:x="0.996cm" svg:y="54.172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ConfigLayout" svg:width="57.4cm" svg:height="25.1cm" svg:x="0.996cm" svg:y="29.072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4" draw:layer="layout" draw:type="curve" svg:x1="23.894cm" svg:y1="12.87cm" svg:x2="36.846cm" svg:y2="18.172cm" draw:start-shape="id43" draw:start-glue-point="4" draw:end-shape="id44" draw:end-glue-point="0" svg:d="M23894 12870c0 4129 12952 1479 12952 5302" svg:viewBox="0 0 12953 5303">
          <text:p/>
        </draw:connector>
        <draw:connector draw:style-name="gr29" draw:text-style-name="P14" draw:layer="layout" draw:type="curve" svg:x1="41.894cm" svg:y1="26.27cm" svg:x2="43.946cm" svg:y2="35.672cm" draw:start-shape="id44" draw:start-glue-point="4" draw:end-shape="id45" draw:end-glue-point="0" svg:d="M41894 26270c0 7204 2052 2504 2052 9402" svg:viewBox="0 0 2053 9403">
          <text:p/>
        </draw:connector>
        <draw:connector draw:style-name="gr11" draw:text-style-name="P10" draw:layer="layout" draw:type="line" svg:x1="12.201cm" svg:y1="49.482cm" svg:x2="24.399cm" svg:y2="43.93cm" draw:start-shape="id26" draw:start-glue-point="10" draw:end-shape="id19" draw:end-glue-point="4" svg:d="M12201 49482l12198-5552" svg:viewBox="0 0 12199 5553">
          <text:p text:style-name="P9"><text:span text:style-name="T4">Initia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7T16:35:37.677000000</dc:date>
    <meta:editing-duration>PT19H21M43S</meta:editing-duration>
    <meta:editing-cycles>136</meta:editing-cycles>
    <meta:print-date>2017-03-27T16:23:16.318000000</meta:print-date>
    <meta:document-statistic meta:object-count="661"/>
  </office:meta>
</office:document-meta>
</file>